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0e72" officeooo:paragraph-rsid="00160e72"/>
    </style:style>
    <style:style style:name="P2" style:family="paragraph" style:parent-style-name="Standard">
      <style:text-properties officeooo:rsid="00167b07" officeooo:paragraph-rsid="00167b07"/>
    </style:style>
    <style:style style:name="P3" style:family="paragraph" style:parent-style-name="Standard">
      <style:text-properties officeooo:rsid="0017a2b3" officeooo:paragraph-rsid="0017a2b3"/>
    </style:style>
    <style:style style:name="P4" style:family="paragraph" style:parent-style-name="Standard">
      <style:text-properties officeooo:rsid="0018ca17" officeooo:paragraph-rsid="0018ca17"/>
    </style:style>
    <style:style style:name="P5" style:family="paragraph" style:parent-style-name="Standard">
      <style:text-properties officeooo:rsid="001a48d5" officeooo:paragraph-rsid="001a48d5"/>
    </style:style>
    <style:style style:name="P6" style:family="paragraph" style:parent-style-name="Standard">
      <style:text-properties officeooo:rsid="001bcd47" officeooo:paragraph-rsid="001bcd47"/>
    </style:style>
    <style:style style:name="T1" style:family="text">
      <style:text-properties officeooo:rsid="0017a2b3"/>
    </style:style>
    <style:style style:name="T2" style:family="text">
      <style:text-properties officeooo:rsid="0018ca17"/>
    </style:style>
    <style:style style:name="T3" style:family="text">
      <style:text-properties officeooo:rsid="001d62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y giving, the pledge, further pledge, founders pledge, one for the world</text:p>
      <text:p text:style-name="P1"/>
      <text:p text:style-name="P2">Безопасный ИИ, биориски. Исследование глобальных приоритетов, <text:span text:style-name="T1">изменение климата, благополучие животных на фермах, создание альтернатив мясу, борьба со старением, создание поатомных манипуляторов, создание нейроинтерфейсов, создание колонии на Марсе, объяснить сознание, создать теорию всего, ранжировать эффективные фонды, создавать лекарства</text:span></text:p>
      <text:p text:style-name="P2"/>
      <text:p text:style-name="P3">Можно отталкиваться от проблем, можно отталкиваться от себя</text:p>
      <text:p text:style-name="P3"/>
      <text:p text:style-name="P3">Какие у меня есть сильные стороны, карьерный капитал?</text:p>
      <text:p text:style-name="P3">Математика, <text:span text:style-name="T2">статистика, машинное обучение, программирование, </text:span>рациональное мышление</text:p>
      <text:p text:style-name="P3"/>
      <text:p text:style-name="P3">В чем я могу обрести высокий уровень?</text:p>
      <text:p text:style-name="P3"/>
      <text:p text:style-name="P4">Какие у меня личные предпочтения?</text:p>
      <text:p text:style-name="P4">Что вызывает у меня состояние потока?</text:p>
      <text:p text:style-name="P4">Какие вещи вызывали у меня ощущение, что я расту и делаю что-то осмысленное?</text:p>
      <text:p text:style-name="P4">Можно сравнивать себя не с теми людьми и недооценивать себя.</text:p>
      <text:p text:style-name="P4"/>
      <text:p text:style-name="P4">Долгосрочный план → шорт-лист из наиболее предпочтительных</text:p>
      <text:p text:style-name="P4"/>
      <text:p text:style-name="P4">Насколько важна проблема? Какие мои шансы внести вклад? Относительно других людей?</text:p>
      <text:p text:style-name="P5">Как много мне даст этот путь для дальнейшего развития?</text:p>
      <text:p text:style-name="P5">Личные предпочения?</text:p>
      <text:p text:style-name="P5"/>
      <text:p text:style-name="P5">Что делать в ближайшие 5 лет?</text:p>
      <text:p text:style-name="P5">Допустим, работать в нейролинке. Учить CN, читать статьи нейролинка, внимательно изучать что они делают, создавать самому проекты (какие?), посмотреть ребования к кандидатам</text:p>
      <text:p text:style-name="P5"/>
      <text:p text:style-name="P5">Эксплорировать, получать общий капитал, получать специфичный капитал</text:p>
      <text:p text:style-name="P5"/>
      <text:p text:style-name="P5">Что включается в карьерном капитале?</text:p>
      <text:p text:style-name="P5"/>
      <text:p text:style-name="P5">Планы А, В, Z.</text:p>
      <text:p text:style-name="P5"/>
      <text:p text:style-name="P6">Режимы провала: выбрать одну область и не продумать остальные, хотеть делать хорошо сейчас и не копить капитал, думать что все хай-импакт возможности выписаны, <text:span text:style-name="T3">не обновлять пла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9:56:50.968225896</meta:creation-date>
    <meta:editing-duration>PT17M8S</meta:editing-duration>
    <meta:editing-cycles>2</meta:editing-cycles>
    <meta:generator>LibreOffice/6.0.7.3$Linux_X86_64 LibreOffice_project/00m0$Build-3</meta:generator>
    <dc:date>2020-10-26T21:24:54.953523011</dc:date>
    <meta:document-statistic meta:table-count="0" meta:image-count="0" meta:object-count="0" meta:page-count="1" meta:paragraph-count="20" meta:word-count="212" meta:character-count="1563" meta:non-whitespace-character-count="1371"/>
  </office:meta>
</office:document-meta>
</file>